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96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5cm" svg:height="2cm" svg:x="8.5cm" svg:y="7.5cm">
          <text:p text:style-name="P1">Welcome</text:p>
          <text:p text:style-name="P1">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5cm" svg:height="2cm" svg:x="8.5cm" svg:y="12.062cm">
          <text:p text:style-name="P1">Scan for GPS</text:p>
          <text:p text:style-name="P1">BT-De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5cm" svg:height="2cm" svg:x="8.5cm" svg:y="17.282cm">
          <text:p text:style-name="P1">Select Save</text:p>
          <text:p text:style-name="P1">Lo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5cm" svg:height="2cm" svg:x="8.5cm" svg:y="21.782cm">
          <text:p text:style-name="P1">Logging</text:p>
          <text:p text:style-name="P1">Status 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5cm" svg:y1="3cm" svg:x2="10.78cm" svg:y2="7.5cm">
          <text:p/>
        </draw:line>
        <draw:frame draw:style-name="gr3" xml:id="id6" draw:id="id6" draw:layer="layout" svg:width="2cm" svg:height="1.25cm" svg:x="2.5cm" svg:y="7.88cm">
          <draw:text-box>
            <text:p>Exit</text:p>
          </draw:text-box>
        </draw:frame>
        <draw:connector draw:style-name="gr2" draw:text-style-name="P1" draw:layer="layout" svg:x1="10.75cm" svg:y1="9.5cm" svg:x2="10.75cm" svg:y2="12.062cm" draw:start-shape="id1" draw:start-glue-point="2" draw:end-shape="id2" draw:end-glue-point="0" svg:d="m10750 9500v2562">
          <text:p/>
        </draw:connector>
        <draw:frame draw:style-name="gr4" draw:layer="layout" svg:width="3.5cm" svg:height="0.962cm" svg:x="7.734cm" svg:y="10.178cm">
          <draw:text-box>
            <text:p>Continue</text:p>
          </draw:text-box>
        </draw:frame>
        <draw:frame draw:style-name="gr5" draw:layer="layout" svg:width="2.85cm" svg:height="1.21cm" svg:x="5.65cm" svg:y="14.29cm">
          <draw:text-box>
            <text:p>Search</text:p>
          </draw:text-box>
        </draw:frame>
        <draw:frame draw:style-name="gr3" draw:layer="layout" svg:width="2cm" svg:height="1.25cm" svg:x="13.5cm" svg:y="10cm">
          <draw:text-box>
            <text:p>Back</text:p>
          </draw:text-box>
        </draw:frame>
        <draw:connector draw:style-name="gr2" draw:text-style-name="P1" draw:layer="layout" svg:x1="10.75cm" svg:y1="14.062cm" svg:x2="10.75cm" svg:y2="17.282cm" draw:start-shape="id2" draw:start-glue-point="2" draw:end-shape="id3" draw:end-glue-point="0" svg:d="m10750 14062v3220">
          <text:p/>
        </draw:connector>
        <draw:frame draw:style-name="gr3" draw:layer="layout" svg:width="3.5cm" svg:height="1.25cm" svg:x="10.816cm" svg:y="15.638cm">
          <draw:text-box>
            <text:p>Select</text:p>
          </draw:text-box>
        </draw:frame>
        <draw:frame draw:style-name="gr3" draw:text-style-name="P2" draw:layer="layout" svg:width="8cm" svg:height="1.25cm" svg:x="1cm" svg:y="1cm">
          <draw:text-box>
            <text:p><text:span text:style-name="T1">Bluetooth GPS Logger</text:span></text:p>
          </draw:text-box>
        </draw:frame>
        <draw:frame draw:style-name="gr6" draw:layer="layout" svg:width="2.5cm" svg:height="1.75cm" svg:x="14.324cm" svg:y="15.23cm">
          <draw:text-box>
            <text:p>Back</text:p>
          </draw:text-box>
        </draw:frame>
        <draw:connector draw:style-name="gr2" draw:text-style-name="P1" draw:layer="layout" svg:x1="10.75cm" svg:y1="19.282cm" svg:x2="10.75cm" svg:y2="21.782cm" draw:start-shape="id3" draw:start-glue-point="2" draw:end-shape="id4" draw:end-glue-point="0" svg:d="m10750 19282v2500">
          <text:p/>
        </draw:connector>
        <draw:frame draw:style-name="gr3" draw:layer="layout" svg:width="3.5cm" svg:height="1.25cm" svg:x="7.627cm" svg:y="19.999cm">
          <draw:text-box>
            <text:p>Continue</text:p>
          </draw:text-box>
        </draw:frame>
        <draw:frame draw:style-name="gr3" draw:layer="layout" svg:width="2cm" svg:height="1.25cm" svg:x="14.619cm" svg:y="20.013cm">
          <draw:text-box>
            <text:p>Back</text:p>
          </draw:text-box>
        </draw:frame>
        <draw:custom-shape draw:style-name="gr1" draw:text-style-name="P1" xml:id="id5" draw:id="id5" draw:layer="layout" svg:width="4.5cm" svg:height="2.5cm" svg:x="8.5cm" svg:y="25.5cm">
          <text:p text:style-name="P1">Logg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75cm" svg:y1="23.782cm" svg:x2="10.75cm" svg:y2="25.5cm" draw:start-shape="id4" draw:start-glue-point="2" draw:end-shape="id5" draw:end-glue-point="4" svg:d="m10750 23782v1718">
          <text:p/>
        </draw:connector>
        <draw:frame draw:style-name="gr3" draw:layer="layout" svg:width="2.5cm" svg:height="1.25cm" svg:x="10.994cm" svg:y="24.132cm">
          <draw:text-box>
            <text:p>Start</text:p>
          </draw:text-box>
        </draw:frame>
        <draw:connector draw:style-name="gr2" draw:text-style-name="P1" draw:layer="layout" draw:type="lines" svg:x1="8.5cm" svg:y1="8.5cm" svg:x2="4.5cm" svg:y2="8.505cm" draw:start-shape="id1" draw:start-glue-point="3" draw:end-shape="id6" draw:end-glue-point="1" svg:d="m8500 8500h-501l-2999 5h-500">
          <text:p/>
        </draw:connector>
        <draw:connector draw:style-name="gr2" draw:text-style-name="P1" draw:layer="layout" draw:type="curve" draw:line-skew="0.747cm" svg:x1="13cm" svg:y1="22.782cm" svg:x2="13cm" svg:y2="18.282cm" draw:start-shape="id4" draw:start-glue-point="1" draw:end-shape="id3" svg:d="m13000 22782c1873 0 1873-4500 0-4500">
          <text:p/>
        </draw:connector>
        <draw:connector draw:style-name="gr2" draw:text-style-name="P1" draw:layer="layout" draw:type="curve" draw:line-skew="-0.065cm" svg:x1="13cm" svg:y1="13.062cm" svg:x2="13cm" svg:y2="8.5cm" draw:start-shape="id2" draw:start-glue-point="1" draw:end-shape="id1" draw:end-glue-point="1" svg:d="m13000 13062c655 0 655-4562 0-4562">
          <text:p/>
        </draw:connector>
        <draw:connector draw:style-name="gr2" draw:text-style-name="P1" draw:layer="layout" draw:type="curve" draw:line-skew="0.747cm" svg:x1="13cm" svg:y1="18.282cm" svg:x2="13cm" svg:y2="13.062cm" draw:start-shape="id3" draw:start-glue-point="1" draw:end-shape="id2" draw:end-glue-point="1" svg:d="m13000 18282c1873 0 1873-5220 0-5220">
          <text:p/>
        </draw:connector>
        <draw:connector draw:style-name="gr2" draw:text-style-name="P1" draw:layer="layout" draw:type="curve" draw:line-skew="0.748cm" svg:x1="10.75cm" svg:y1="14.062cm" svg:x2="8.5cm" svg:y2="13.062cm" draw:start-shape="id2" draw:start-glue-point="2" draw:end-shape="id2" draw:end-glue-point="3" svg:d="m10750 14062c0 1875-1376 1562-2126 844s-875-1844-124-1844">
          <text:p/>
        </draw:connector>
        <draw:frame draw:style-name="gr4" draw:layer="layout" svg:width="4.8cm" svg:height="0.962cm" svg:x="8.5cm" svg:y="2cm">
          <draw:text-box>
            <text:p>[MIDlet <text:s/>Start]</text:p>
          </draw:text-box>
        </draw:frame>
        <draw:connector draw:style-name="gr2" draw:text-style-name="P1" draw:layer="layout" draw:type="curve" draw:line-skew="3.747cm" svg:x1="13cm" svg:y1="26.75cm" svg:x2="13cm" svg:y2="8.5cm" draw:start-shape="id5" draw:start-glue-point="10" draw:end-shape="id1" svg:d="m13000 26750c6373 0 6373-18250 0-18250">
          <text:p/>
        </draw:connector>
        <draw:frame draw:style-name="gr6" draw:layer="layout" svg:width="2cm" svg:height="1.75cm" svg:x="18cm" svg:y="16.5cm">
          <draw:text-box>
            <text:p>Stop</text:p>
          </draw:text-box>
        </draw:frame>
        <draw:custom-shape draw:style-name="gr1" draw:text-style-name="P1" xml:id="id7" draw:id="id7" draw:layer="layout" svg:width="4.5cm" svg:height="2cm" svg:x="20cm" svg:y="7.5cm">
          <text:p text:style-name="P1">About</text:p>
          <text:p text:style-name="P1">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13cm" svg:y1="8.5cm" svg:x2="20cm" svg:y2="8.5cm" draw:start-shape="id1" draw:start-glue-point="1" draw:end-shape="id7" svg:d="m13000 8500h502 5997 501">
          <text:p/>
        </draw:connector>
        <draw:frame draw:style-name="gr3" draw:layer="layout" svg:width="3.5cm" svg:height="1.25cm" svg:x="15.5cm" svg:y="7.5cm">
          <draw:text-box>
            <text:p>About</text:p>
          </draw:text-box>
        </draw:frame>
        <draw:connector draw:style-name="gr2" draw:text-style-name="P1" draw:layer="layout" draw:type="curve" draw:line-skew="-0.374cm" svg:x1="22.25cm" svg:y1="7.5cm" svg:x2="10.75cm" svg:y2="7.5cm" draw:start-shape="id7" draw:start-glue-point="0" draw:end-shape="id1" svg:d="m22250 7500c0-1312-11500-1312-11500 0">
          <text:p/>
        </draw:connector>
        <draw:frame draw:style-name="gr3" draw:layer="layout" svg:width="2.5cm" svg:height="1.25cm" svg:x="15.5cm" svg:y="5.25cm">
          <draw:text-box>
            <text:p>Ba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4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30T22:30:18</meta:creation-date>
    <dc:date>2011-08-04T16:28:56</dc:date>
    <meta:editing-duration>PT42M49S</meta:editing-duration>
    <meta:editing-cycles>11</meta:editing-cycles>
    <meta:generator>LibreOffice/3.3$Unix LibreOffice_project/330m19$Build-301</meta:generator>
    <meta:document-statistic meta:object-count="33"/>
  </office:meta>
</office:document-meta>
</file>